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a2d7" officeooo:paragraph-rsid="001ea2d7"/>
    </style:style>
    <style:style style:name="P2" style:family="paragraph" style:parent-style-name="Standard">
      <style:text-properties officeooo:rsid="001f97ee" officeooo:paragraph-rsid="001f97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cell_nitrr_androidapp_2k1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7T19:45:55.308608747</meta:creation-date>
    <dc:date>2018-05-27T23:35:09.814621877</dc:date>
    <meta:editing-duration>PT4M10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1" meta:character-count="27" meta:non-whitespace-character-count="27"/>
  </office:meta>
</office:document-meta>
</file>